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85cm" style:rel-column-width="10736*"/>
    </style:style>
    <style:style style:name="Table2.B" style:family="table-column">
      <style:table-column-properties style:column-width="14.215cm" style:rel-column-width="54799*"/>
    </style:style>
    <style:style style:name="Table2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e6e6e6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785cm" style:rel-column-width="10736*"/>
    </style:style>
    <style:style style:name="Table3.B" style:family="table-column">
      <style:table-column-properties style:column-width="14.215cm" style:rel-column-width="54799*"/>
    </style:style>
    <style:style style:name="Table3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#e6e6e6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57cm" style:rel-column-width="10627*"/>
    </style:style>
    <style:style style:name="Table1.B" style:family="table-column">
      <style:table-column-properties style:column-width="2.478cm" style:rel-column-width="9553*"/>
    </style:style>
    <style:style style:name="Table1.C" style:family="table-column">
      <style:table-column-properties style:column-width="11.765cm" style:rel-column-width="45355*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e6e6e6" fo:padding="0.097cm" fo:border="0.25pt solid #000000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none" fo:border-top="none" fo:border-bottom="0.25pt solid #000000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none" fo:border-top="none" fo:border-bottom="0.25pt solid #000000"/>
    </style:style>
    <style:style style:name="Table1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none" fo:border-top="none" fo:border-bottom="0.25pt solid #000000"/>
    </style:style>
    <style:style style:name="Table1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5" style:family="table-cell">
      <style:table-cell-properties fo:padding="0.097cm" fo:border-left="0.25pt solid #000000" fo:border-right="none" fo:border-top="none" fo:border-bottom="0.25pt solid #000000"/>
    </style:style>
    <style:style style:name="Table1.B5" style:family="table-cell">
      <style:table-cell-properties fo:padding="0.097cm" fo:border-left="0.25pt solid #000000" fo:border-right="none" fo:border-top="none" fo:border-bottom="0.25pt solid #000000"/>
    </style:style>
    <style:style style:name="Table1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6" style:family="table-cell">
      <style:table-cell-properties fo:padding="0.097cm" fo:border-left="0.25pt solid #000000" fo:border-right="none" fo:border-top="none" fo:border-bottom="0.25pt solid #000000"/>
    </style:style>
    <style:style style:name="Table1.B6" style:family="table-cell">
      <style:table-cell-properties fo:padding="0.097cm" fo:border-left="0.25pt solid #000000" fo:border-right="none" fo:border-top="none" fo:border-bottom="0.25pt solid #000000"/>
    </style:style>
    <style:style style:name="Table1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7" style:family="table-cell">
      <style:table-cell-properties fo:padding="0.097cm" fo:border-left="0.25pt solid #000000" fo:border-right="none" fo:border-top="none" fo:border-bottom="0.25pt solid #000000"/>
    </style:style>
    <style:style style:name="Table1.B7" style:family="table-cell">
      <style:table-cell-properties fo:padding="0.097cm" fo:border-left="0.25pt solid #000000" fo:border-right="none" fo:border-top="none" fo:border-bottom="0.25pt solid #000000"/>
    </style:style>
    <style:style style:name="Table1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8" style:family="table-cell">
      <style:table-cell-properties fo:padding="0.097cm" fo:border-left="0.25pt solid #000000" fo:border-right="none" fo:border-top="none" fo:border-bottom="0.25pt solid #000000"/>
    </style:style>
    <style:style style:name="Table1.B8" style:family="table-cell">
      <style:table-cell-properties fo:padding="0.097cm" fo:border-left="0.25pt solid #000000" fo:border-right="none" fo:border-top="none" fo:border-bottom="0.25pt solid #000000"/>
    </style:style>
    <style:style style:name="Table1.C8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2.51cm" table:align="left"/>
    </style:style>
    <style:style style:name="Table4.A" style:family="table-column">
      <style:table-column-properties style:column-width="0.75cm"/>
    </style:style>
    <style:style style:name="Table4.D" style:family="table-column">
      <style:table-column-properties style:column-width="0.796cm"/>
    </style:style>
    <style:style style:name="Table4.I" style:family="table-column">
      <style:table-column-properties style:column-width="6.46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gründeter Lösungsansatz</text:h>
      <text:h text:style-name="Heading_20_2" text:outline-level="2">IST-Situation</text:h>
      <text:p text:style-name="Text_20_body">Das Team steht vor der Herausforderung, ein System innerhalb von vier Monaten zu entwickeln, das die im Projektauftrag beschriebenen Anforderungen bestmöglich erfüllt.<text:line-break/>Als zentraler Faktor für den Erfolg dieses Projektes wird der effiziente Umgang mit der Zeit betrachtet.<text:line-break/>Jedes Teammitglied ist berufstätig und belegt nebst der Projektarbeit noch weitere Module an der FFHS.<text:line-break/>Um den Programmieraufwand zu verkürzen, ist die (Make-or-Buy-)Frage nach dem Einsatz von Fremdkomponenten ein wichtiges Thema geworden.</text:p>
      <text:h text:style-name="Heading_20_2" text:outline-level="2">SOLL-Situation</text:h>
      <text:p text:style-name="Text_20_body">Die Mashup-Plattform sollte mit Hilfe von definierten Regeln die gewünschten Daten von<text:line-break/>unterschiedlichen Fremddatenquellen herunterladen und sie miteinander verknüpfen. Diese Funktionalität bildet den Kern des Systems und muss mit höchster Priorität implementiert werden.</text:p>
      <text:h text:style-name="Heading_20_2" text:outline-level="2">IST/SOLL-Analyse</text:h>
      <text:p text:style-name="Text_20_body">Die IST/SOLL-Analyse hat ergeben, dass der Einsatz von Fremdkomponenten unter Umständen den Programmieraufwand reduzieren könnte. Die in Frage kommenden Fremdkomponenten müssen allerdings die Kernfunktionalität (gemäss SOLL-Situation) unterstützen und dabei keine Rahmenbedingungen (gemäss Projektauftrag) verletzen.</text:p>
      <text:p text:style-name="Standard">Eine vom Projektteam durchgeführte Internetstudie hat zwei Fremdkomponenten geliefert, welche die geforderten Kriterien erfüllen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Bezeichnung</text:p>
          </table:table-cell>
          <table:table-cell table:style-name="Table2.B1" office:value-type="string">
            <text:p text:style-name="Table_20_Contents">Erklärung</text:p>
          </table:table-cell>
        </table:table-row>
        <table:table-row>
          <table:table-cell table:style-name="Table2.A2" office:value-type="string">
            <text:p text:style-name="Table_20_Contents">Yahoo YQL</text:p>
          </table:table-cell>
          <table:table-cell table:style-name="Table2.B2" office:value-type="string">
            <text:p text:style-name="Table_20_Contents">Ein von Yahoo zur Verfügung gestellter Webdienst, der den einheitlichen Zugriff auf Fremddatenquellen mit Hilfe einer SQL-ähnlichen Abfragesprache namens „YQL“ erlaubt. (Quelle: <text:a xlink:type="simple" xlink:href="http://developer.yahoo.com/yql/">http://developer.yahoo.com/yql/</text:a>)</text:p>
          </table:table-cell>
        </table:table-row>
        <table:table-row>
          <table:table-cell table:style-name="Table2.A3" office:value-type="string">
            <text:p text:style-name="Table_20_Contents">JOpera</text:p>
          </table:table-cell>
          <table:table-cell table:style-name="Table2.B3" office:value-type="string">
            <text:p text:style-name="Table_20_Contents">Ein System zur Verknüpfung von Fremddatenquellen. Es besteht aus einer Workflow Engine (Kernel) und aus einer graphischen Benutzeroberfläche. (Quelle: <text:a xlink:type="simple" xlink:href="http://www.jopera.org/">http://www.jopera.org</text:a>)</text:p>
          </table:table-cell>
        </table:table-row>
      </table:table>
      <text:p text:style-name="Standard"/>
      <text:p text:style-name="Standard">Die geringe Anzahl von möglichen Fremdkomponenten ist ein Indiz dafür, dass die Mashup-Entwicklung noch ein junges Forschungsthema ist.</text:p>
      <text:h text:style-name="Heading_20_2" text:outline-level="2">Lösungsvariant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Varianten-Nr.</text:p>
          </table:table-cell>
          <table:table-cell table:style-name="Table3.B1" office:value-type="string">
            <text:p text:style-name="Table_20_Contents">Erklärung</text:p>
          </table:table-cell>
        </table:table-row>
        <table:table-row>
          <table:table-cell table:style-name="Table3.A3" office:value-type="string">
            <text:p text:style-name="Table_20_Contents">V1</text:p>
          </table:table-cell>
          <table:table-cell table:style-name="Table3.B3" office:value-type="string">
            <text:p text:style-name="Text_20_body">Die zukünftige Mashup-Plattform greift über Yahoo's Webdienst auf das Internet zu. Ein grosser Teil der Mashup-Logik wird in die Abfragesprache „YQL“ verlagert.</text:p>
          </table:table-cell>
        </table:table-row>
        <table:table-row>
          <table:table-cell table:style-name="Table3.A3" office:value-type="string">
            <text:p text:style-name="Table_20_Contents">V2</text:p>
          </table:table-cell>
          <table:table-cell table:style-name="Table3.B3" office:value-type="string">
            <text:p text:style-name="Text_20_body">Die Workflow Engine von JOpera wird eingesetzt, um Mashups auszuführen.</text:p>
          </table:table-cell>
        </table:table-row>
        <text:soft-page-break/>
        <table:table-row>
          <table:table-cell table:style-name="Table3.A4" office:value-type="string">
            <text:p text:style-name="Table_20_Contents">V3</text:p>
          </table:table-cell>
          <table:table-cell table:style-name="Table3.B4" office:value-type="string">
            <text:p text:style-name="Text_20_body">Es werden keine Fremdkomponenten eingesetzt. Die Mashup-Plattform wird von Grund auf neu entwickelt.</text:p>
          </table:table-cell>
        </table:table-row>
      </table:table>
      <text:h text:style-name="Heading_20_2" text:outline-level="2">Bewertungskriterie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Kriterien-Nr.</text:p>
          </table:table-cell>
          <table:table-cell table:style-name="Table1.A1" office:value-type="string">
            <text:p text:style-name="Table_20_Contents">Gewichtung</text:p>
          </table:table-cell>
          <table:table-cell table:style-name="Table1.C1" office:value-type="string">
            <text:p text:style-name="Table_20_Contents">Kriterium</text:p>
          </table:table-cell>
        </table:table-row>
        <table:table-row>
          <table:table-cell table:style-name="Table1.A6" office:value-type="string">
            <text:p text:style-name="Table_20_Contents">B1</text:p>
          </table:table-cell>
          <table:table-cell table:style-name="Table1.B3" office:value-type="string">
            <text:p text:style-name="Text_20_body">10</text:p>
          </table:table-cell>
          <table:table-cell table:style-name="Table1.C3" office:value-type="string">
            <text:p text:style-name="Text_20_body">Konfigurations-/Programmieraufwand</text:p>
          </table:table-cell>
        </table:table-row>
        <table:table-row>
          <table:table-cell table:style-name="Table1.A6" office:value-type="string">
            <text:p text:style-name="Table_20_Contents">B2</text:p>
          </table:table-cell>
          <table:table-cell table:style-name="Table1.B3" office:value-type="string">
            <text:p text:style-name="Text_20_body">10</text:p>
          </table:table-cell>
          <table:table-cell table:style-name="Table1.C3" office:value-type="string">
            <text:p text:style-name="Text_20_body">Erweiterbarkeit</text:p>
          </table:table-cell>
        </table:table-row>
        <table:table-row>
          <table:table-cell table:style-name="Table1.A6" office:value-type="string">
            <text:p text:style-name="Table_20_Contents">B3</text:p>
          </table:table-cell>
          <table:table-cell table:style-name="Table1.B4" office:value-type="string">
            <text:p text:style-name="Text_20_body">10</text:p>
          </table:table-cell>
          <table:table-cell table:style-name="Table1.C4" office:value-type="string">
            <text:p text:style-name="Text_20_body">Klarheit und Exaktheit der Mashup-Definierung</text:p>
          </table:table-cell>
        </table:table-row>
        <table:table-row>
          <table:table-cell table:style-name="Table1.A6" office:value-type="string">
            <text:p text:style-name="Table_20_Contents">B4</text:p>
          </table:table-cell>
          <table:table-cell table:style-name="Table1.B5" office:value-type="string">
            <text:p text:style-name="Text_20_body">7</text:p>
          </table:table-cell>
          <table:table-cell table:style-name="Table1.C5" office:value-type="string">
            <text:p text:style-name="Text_20_body">Unabhängigkeit von Drittentwicklern</text:p>
          </table:table-cell>
        </table:table-row>
        <table:table-row>
          <table:table-cell table:style-name="Table1.A6" office:value-type="string">
            <text:p text:style-name="Table_20_Contents">B5</text:p>
          </table:table-cell>
          <table:table-cell table:style-name="Table1.B6" office:value-type="string">
            <text:p text:style-name="Text_20_body">6</text:p>
          </table:table-cell>
          <table:table-cell table:style-name="Table1.C6" office:value-type="string">
            <text:p text:style-name="Text_20_body">Sicherheit und Stabilität</text:p>
          </table:table-cell>
        </table:table-row>
        <table:table-row>
          <table:table-cell table:style-name="Table1.A7" office:value-type="string">
            <text:p text:style-name="Table_20_Contents">B6</text:p>
          </table:table-cell>
          <table:table-cell table:style-name="Table1.B7" office:value-type="string">
            <text:p text:style-name="Text_20_body">5</text:p>
          </table:table-cell>
          <table:table-cell table:style-name="Table1.C7" office:value-type="string">
            <text:p text:style-name="Text_20_body">Dokumentation und Aktivität der Community</text:p>
          </table:table-cell>
        </table:table-row>
        <table:table-row>
          <table:table-cell table:style-name="Table1.A8" office:value-type="string">
            <text:p text:style-name="Table_20_Contents">B7</text:p>
          </table:table-cell>
          <table:table-cell table:style-name="Table1.B8" office:value-type="string">
            <text:p text:style-name="Text_20_body">5</text:p>
          </table:table-cell>
          <table:table-cell table:style-name="Table1.C8" office:value-type="string">
            <text:p text:style-name="Text_20_body">Lernerfolg für das Team</text:p>
          </table:table-cell>
        </table:table-row>
      </table:table>
      <text:h text:style-name="Heading_20_2" text:outline-level="2">Nutzwertanalyse</text:h>
      <text:p text:style-name="Text_20_body">Die Punktevergabe entspricht der in der Schweiz gebräuchlichen Notenskala (1 sehr schlecht, 6 sehr gut).</text:p>
      <table:table table:name="Table4" table:style-name="Table4">
        <table:table-column table:style-name="Table4.A" table:number-columns-repeated="3"/>
        <table:table-column table:style-name="Table4.D"/>
        <table:table-column table:style-name="Table4.A" table:number-columns-repeated="4"/>
        <table:table-column table:style-name="Table4.I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B1</text:p>
          </table:table-cell>
          <table:table-cell table:style-name="Table4.A1" office:value-type="string">
            <text:p text:style-name="Table_20_Contents">B2</text:p>
          </table:table-cell>
          <table:table-cell table:style-name="Table4.A1" office:value-type="string">
            <text:p text:style-name="Table_20_Contents">B3</text:p>
          </table:table-cell>
          <table:table-cell table:style-name="Table4.A1" office:value-type="string">
            <text:p text:style-name="Table_20_Contents">B4</text:p>
          </table:table-cell>
          <table:table-cell table:style-name="Table4.A1" office:value-type="string">
            <text:p text:style-name="Table_20_Contents">B5</text:p>
          </table:table-cell>
          <table:table-cell table:style-name="Table4.A1" office:value-type="string">
            <text:p text:style-name="Table_20_Contents">B6</text:p>
          </table:table-cell>
          <table:table-cell table:style-name="Table4.A1" office:value-type="string">
            <text:p text:style-name="Table_20_Contents">B7</text:p>
          </table:table-cell>
          <table:table-cell table:style-name="Table4.I1" office:value-type="string">
            <text:p text:style-name="Table_20_Contents">Total (Gewichtung berücksichtigt)</text:p>
          </table:table-cell>
        </table:table-row>
        <table:table-row>
          <table:table-cell table:style-name="Table4.A2" office:value-type="string">
            <text:p text:style-name="Table_20_Contents">V1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5*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3</text:p>
          </table:table-cell>
          <table:table-cell table:style-name="Table4.I2" office:value-type="string">
            <text:p text:style-name="Table_20_Contents">221</text:p>
          </table:table-cell>
        </table:table-row>
        <table:table-row>
          <table:table-cell table:style-name="Table4.A2" office:value-type="string">
            <text:p text:style-name="Table_20_Contents">V2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4**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5</text:p>
          </table:table-cell>
          <table:table-cell table:style-name="Table4.I2" office:value-type="string">
            <text:p text:style-name="Table_20_Contents">201</text:p>
          </table:table-cell>
        </table:table-row>
        <table:table-row>
          <table:table-cell table:style-name="Table4.A2" office:value-type="string">
            <text:p text:style-name="Table_20_Contents">V3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6</text:p>
          </table:table-cell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6</text:p>
          </table:table-cell>
          <table:table-cell table:style-name="Table4.I2" office:value-type="string">
            <text:p text:style-name="P1">231</text:p>
          </table:table-cell>
        </table:table-row>
      </table:table>
      <text:p text:style-name="Text_20_body">* Yahoo bietet das Konzept der „Open Data Tables“ an (Quelle: <text:a xlink:type="simple" xlink:href="http://www.datatables.org/">http://www.datatables.org/</text:a>).<text:line-break/>** JOpera hat seinen Hauptfokus auf das visuelle Verknüpfen, wodurch die Exaktheit und Flexibilität der Mashup-Definierung etwas verloren geht.</text:p>
      <text:h text:style-name="Heading_20_2" text:outline-level="2">Ausgewählte Lösung</text:h>
      <text:p text:style-name="Text_20_body">Die Nutzwertanalyse hat ein interessantes Ergebnis geliefert. Die komplette Eigenentwicklung der Mashup-Plattform bringt die meisten Vorteile.<text:line-break/>Ein wesentlicher Grund liegt in der kleinen Auswahl an möglichen Fremdkomponenten. Ausserdem hat die Eigenentwicklung den grössten Lerneffekt auf das Team und ermöglicht die grösstmögliche Unabhängigkeit von Dritten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9T06:53:44.67</dc:date>
    <dc:creator>Malte </dc:creator>
    <meta:editing-duration>PT18H43M53S</meta:editing-duration>
    <meta:editing-cycles>224</meta:editing-cycles>
    <meta:document-statistic meta:table-count="4" meta:image-count="0" meta:object-count="0" meta:page-count="2" meta:paragraph-count="89" meta:word-count="443" meta:character-count="3332" meta:non-whitespace-character-count="2978"/>
  </office:meta>
</office:document-meta>
</file>